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734a3" officeooo:paragraph-rsid="000734a3" style:font-size-asian="26pt" style:font-size-complex="26pt"/>
    </style:style>
    <style:style style:name="P2" style:family="paragraph" style:parent-style-name="Standard">
      <style:paragraph-properties fo:text-align="start" style:justify-single-word="false"/>
      <style:text-properties fo:font-size="11pt" officeooo:rsid="00096051" officeooo:paragraph-rsid="00096051" style:font-size-asian="9.60000038146973pt" style:font-size-complex="11pt"/>
    </style:style>
    <style:style style:name="P3" style:family="paragraph" style:parent-style-name="Standard">
      <style:paragraph-properties fo:text-align="start" style:justify-single-word="false"/>
      <style:text-properties fo:font-size="11pt" officeooo:rsid="000a3f81" officeooo:paragraph-rsid="000a3f81" style:font-size-asian="9.60000038146973pt" style:font-size-complex="11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a3f81" officeooo:paragraph-rsid="000a3f81"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6051" officeooo:paragraph-rsid="00096051" style:font-size-asian="16pt" style:font-weight-asian="bold" style:font-size-complex="16pt" style:font-weight-complex="bold"/>
    </style:style>
    <style:style style:name="P6" style:family="paragraph" style:parent-style-name="Standard" style:list-style-name="L1">
      <style:paragraph-properties fo:text-align="justify" style:justify-single-word="false"/>
      <style:text-properties fo:font-size="11pt" officeooo:paragraph-rsid="000a3f81" style:font-size-asian="9.60000038146973pt" style:font-size-complex="11pt"/>
    </style:style>
    <style:style style:name="P7" style:family="paragraph" style:parent-style-name="Standard" style:list-style-name="L1">
      <style:paragraph-properties fo:text-align="justify" style:justify-single-word="false"/>
      <style:text-properties fo:font-size="11pt" officeooo:paragraph-rsid="000b92ae" style:font-size-asian="9.60000038146973pt" style:font-size-complex="11pt"/>
    </style:style>
    <style:style style:name="P8" style:family="paragraph" style:parent-style-name="Standard" style:list-style-name="L1">
      <style:paragraph-properties fo:text-align="justify" style:justify-single-word="false"/>
      <style:text-properties fo:font-size="11pt" officeooo:paragraph-rsid="0010189b" style:font-size-asian="9.60000038146973pt" style:font-size-complex="11pt"/>
    </style:style>
    <style:style style:name="P9" style:family="paragraph" style:parent-style-name="Standard" style:list-style-name="L1">
      <style:paragraph-properties fo:text-align="justify" style:justify-single-word="false"/>
      <style:text-properties fo:font-size="11pt" officeooo:paragraph-rsid="0014d67f" style:font-size-asian="9.60000038146973pt" style:font-size-complex="11pt"/>
    </style:style>
    <style:style style:name="P10" style:family="paragraph" style:parent-style-name="Standard" style:list-style-name="L1">
      <style:paragraph-properties fo:text-align="justify" style:justify-single-word="false"/>
      <style:text-properties fo:font-size="11pt" fo:font-weight="normal" officeooo:rsid="00131fcd" officeooo:paragraph-rsid="00131fcd" style:font-size-asian="9.60000038146973pt" style:font-weight-asian="normal" style:font-size-complex="11pt" style:font-weight-complex="normal"/>
    </style:style>
    <style:style style:name="P11" style:family="paragraph" style:parent-style-name="Standard" style:list-style-name="L1">
      <style:paragraph-properties fo:text-align="justify" style:justify-single-word="false"/>
      <style:text-properties fo:font-size="11pt" fo:font-weight="normal" officeooo:rsid="001ac34b" officeooo:paragraph-rsid="001ac34b" style:font-size-asian="9.60000038146973pt" style:font-weight-asian="normal" style:font-size-complex="11pt" style:font-weight-complex="normal"/>
    </style:style>
    <style:style style:name="P12" style:family="paragraph" style:parent-style-name="Standard" style:list-style-name="L1">
      <style:paragraph-properties fo:text-align="justify" style:justify-single-word="false"/>
      <style:text-properties fo:font-size="11pt" fo:font-weight="normal" officeooo:rsid="001b8dc6" officeooo:paragraph-rsid="001c738a" style:font-size-asian="9.60000038146973pt" style:font-weight-asian="normal" style:font-size-complex="11pt" style:font-weight-complex="normal"/>
    </style:style>
    <style:style style:name="P13" style:family="paragraph" style:parent-style-name="Standard" style:list-style-name="L1">
      <style:paragraph-properties fo:text-align="justify" style:justify-single-word="false"/>
      <style:text-properties fo:font-size="11pt" fo:font-weight="normal" officeooo:rsid="001c738a" officeooo:paragraph-rsid="001c738a" style:font-size-asian="9.60000038146973pt" style:font-weight-asian="normal" style:font-size-complex="11pt" style:font-weight-complex="normal"/>
    </style:style>
    <style:style style:name="P14" style:family="paragraph" style:parent-style-name="Standard" style:list-style-name="L1">
      <style:paragraph-properties fo:text-align="justify" style:justify-single-word="false"/>
      <style:text-properties fo:font-size="11pt" fo:font-weight="normal" officeooo:rsid="001c738a" officeooo:paragraph-rsid="001cc381" style:font-size-asian="9.60000038146973pt" style:font-weight-asian="normal" style:font-size-complex="11pt" style:font-weight-complex="normal"/>
    </style:style>
    <style:style style:name="P15" style:family="paragraph" style:parent-style-name="Standard" style:list-style-name="L1">
      <style:paragraph-properties fo:text-align="justify" style:justify-single-word="false"/>
      <style:text-properties fo:font-size="11pt" fo:font-weight="normal" officeooo:rsid="001cc381" officeooo:paragraph-rsid="001cc381" style:font-size-asian="9.60000038146973pt" style:font-weight-asian="normal" style:font-size-complex="11pt" style:font-weight-complex="normal"/>
    </style:style>
    <style:style style:name="P16" style:family="paragraph" style:parent-style-name="Standard" style:list-style-name="L1">
      <style:paragraph-properties fo:text-align="justify" style:justify-single-word="false"/>
      <style:text-properties fo:font-size="11pt" fo:font-weight="normal" officeooo:rsid="001f2438" officeooo:paragraph-rsid="001f2438" style:font-size-asian="9.60000038146973pt" style:font-weight-asian="normal" style:font-size-complex="11pt" style:font-weight-complex="normal"/>
    </style:style>
    <style:style style:name="P17" style:family="paragraph" style:parent-style-name="Standard" style:list-style-name="L1">
      <style:paragraph-properties fo:text-align="justify" style:justify-single-word="false"/>
      <style:text-properties fo:font-size="11pt" fo:font-weight="normal" officeooo:rsid="001f2438" officeooo:paragraph-rsid="001fd721" style:font-size-asian="9.60000038146973pt" style:font-weight-asian="normal" style:font-size-complex="11pt" style:font-weight-complex="normal"/>
    </style:style>
    <style:style style:name="P18" style:family="paragraph" style:parent-style-name="Standard" style:list-style-name="L1">
      <style:paragraph-properties fo:text-align="justify" style:justify-single-word="false"/>
      <style:text-properties fo:font-size="11pt" fo:font-weight="normal" officeooo:rsid="001f2438" officeooo:paragraph-rsid="0023a60a" style:font-size-asian="9.60000038146973pt" style:font-weight-asian="normal" style:font-size-complex="11pt" style:font-weight-complex="normal"/>
    </style:style>
    <style:style style:name="P19" style:family="paragraph" style:parent-style-name="Standard" style:list-style-name="L1">
      <style:paragraph-properties fo:text-align="justify" style:justify-single-word="false"/>
      <style:text-properties fo:font-size="11pt" fo:font-weight="normal" officeooo:rsid="001f2438" officeooo:paragraph-rsid="00277774" style:font-size-asian="9.60000038146973pt" style:font-weight-asian="normal" style:font-size-complex="11pt" style:font-weight-complex="normal"/>
    </style:style>
    <style:style style:name="P20" style:family="paragraph" style:parent-style-name="Standard" style:list-style-name="L2">
      <style:paragraph-properties fo:text-align="justify" style:justify-single-word="false"/>
      <style:text-properties fo:font-size="11pt" fo:font-weight="normal" officeooo:rsid="001f2438" officeooo:paragraph-rsid="002a868b" style:font-size-asian="9.60000038146973pt" style:font-weight-asian="normal" style:font-size-complex="11pt" style:font-weight-complex="normal"/>
    </style:style>
    <style:style style:name="P21" style:family="paragraph" style:parent-style-name="Standard" style:list-style-name="L2">
      <style:paragraph-properties fo:text-align="justify" style:justify-single-word="false"/>
      <style:text-properties fo:font-size="11pt" fo:font-weight="normal" officeooo:rsid="001f2438" officeooo:paragraph-rsid="002c7710"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font-weight="normal" officeooo:rsid="00277774" officeooo:paragraph-rsid="00277774"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fo:font-weight="normal" officeooo:rsid="002a1566" officeooo:paragraph-rsid="002a1566" style:font-size-asian="9.60000038146973pt" style:font-weight-asian="normal" style:font-size-complex="11pt" style:font-weight-complex="normal"/>
    </style:style>
    <style:style style:name="P24" style:family="paragraph" style:parent-style-name="Standard" style:list-style-name="L2">
      <style:paragraph-properties fo:text-align="justify" style:justify-single-word="false"/>
      <style:text-properties fo:font-size="11pt" fo:font-weight="normal" officeooo:rsid="002f69a9" officeooo:paragraph-rsid="0032c432" style:font-size-asian="9.60000038146973pt" style:font-weight-asian="normal" style:font-size-complex="11pt" style:font-weight-complex="normal"/>
    </style:style>
    <style:style style:name="P25" style:family="paragraph" style:parent-style-name="Standard" style:list-style-name="L2">
      <style:paragraph-properties fo:text-align="justify" style:justify-single-word="false"/>
      <style:text-properties fo:font-size="11pt" fo:font-weight="normal" officeooo:rsid="002f69a9" officeooo:paragraph-rsid="00365b80" style:font-size-asian="9.60000038146973pt" style:font-weight-asian="normal" style:font-size-complex="11pt" style:font-weight-complex="normal"/>
    </style:style>
    <style:style style:name="P26" style:family="paragraph" style:parent-style-name="Standard" style:list-style-name="L2">
      <style:paragraph-properties fo:text-align="justify" style:justify-single-word="false"/>
      <style:text-properties fo:font-size="11pt" fo:font-weight="normal" officeooo:rsid="002f69a9" officeooo:paragraph-rsid="00366758" style:font-size-asian="9.60000038146973pt" style:font-weight-asian="normal" style:font-size-complex="11pt" style:font-weight-complex="normal"/>
    </style:style>
    <style:style style:name="P27" style:family="paragraph" style:parent-style-name="Standard" style:list-style-name="L2">
      <style:paragraph-properties fo:text-align="justify" style:justify-single-word="false"/>
      <style:text-properties fo:font-size="11pt" fo:font-weight="normal" officeooo:rsid="002f69a9" officeooo:paragraph-rsid="0038afda" style:font-size-asian="9.60000038146973pt" style:font-weight-asian="normal" style:font-size-complex="11pt" style:font-weight-complex="normal"/>
    </style:style>
    <style:style style:name="P28" style:family="paragraph" style:parent-style-name="Standard" style:list-style-name="L2">
      <style:paragraph-properties fo:text-align="justify" style:justify-single-word="false"/>
      <style:text-properties fo:font-size="11pt" fo:font-weight="normal" officeooo:rsid="002f69a9" officeooo:paragraph-rsid="0038d3d5" style:font-size-asian="9.60000038146973pt" style:font-weight-asian="normal" style:font-size-complex="11pt" style:font-weight-complex="normal"/>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a1566" officeooo:paragraph-rsid="002a1566" style:font-size-asian="16pt" style:font-weight-asian="bold" style:font-size-complex="16pt" style:font-weight-complex="bold"/>
    </style:style>
    <style:style style:name="P30" style:family="paragraph" style:parent-style-name="Standard" style:list-style-name="L2">
      <style:paragraph-properties fo:text-align="justify" style:justify-single-word="false"/>
      <style:text-properties officeooo:paragraph-rsid="003c0fa6"/>
    </style:style>
    <style:style style:name="P31" style:family="paragraph" style:parent-style-name="Standard" style:list-style-name="L2">
      <style:paragraph-properties fo:text-align="justify" style:justify-single-word="false"/>
      <style:text-properties officeooo:paragraph-rsid="003c59ac"/>
    </style:style>
    <style:style style:name="P32" style:family="paragraph" style:parent-style-name="Standard" style:list-style-name="L2">
      <style:paragraph-properties fo:text-align="justify" style:justify-single-word="false"/>
      <style:text-properties officeooo:paragraph-rsid="003e1cbd"/>
    </style:style>
    <style:style style:name="P33" style:family="paragraph" style:parent-style-name="Standard" style:list-style-name="L2">
      <style:paragraph-properties fo:text-align="justify" style:justify-single-word="false"/>
      <style:text-properties officeooo:paragraph-rsid="003eae86"/>
    </style:style>
    <style:style style:name="P34" style:family="paragraph" style:parent-style-name="Standard">
      <style:paragraph-properties fo:text-align="justify" style:justify-single-word="false"/>
      <style:text-properties officeooo:paragraph-rsid="003c0fa6"/>
    </style:style>
    <style:style style:name="P35" style:family="paragraph" style:parent-style-name="Standard">
      <style:paragraph-properties fo:text-align="justify" style:justify-single-word="false"/>
      <style:text-properties officeooo:paragraph-rsid="00413744"/>
    </style:style>
    <style:style style:name="P36" style:family="paragraph" style:parent-style-name="Standard">
      <style:paragraph-properties fo:text-align="center" style:justify-single-word="false"/>
      <style:text-properties fo:font-size="26pt" officeooo:rsid="000734a3" officeooo:paragraph-rsid="000734a3" style:font-size-asian="26pt" style:font-size-complex="26pt"/>
    </style:style>
    <style:style style:name="P37" style:family="paragraph" style:parent-style-name="Standard">
      <style:paragraph-properties fo:text-align="center" style:justify-single-word="false"/>
      <style:text-properties fo:font-size="26pt" officeooo:rsid="000734a3" officeooo:paragraph-rsid="00400c6b" style:font-size-asian="26pt" style:font-size-complex="26pt"/>
    </style:style>
    <style:style style:name="T1" style:family="text">
      <style:text-properties officeooo:rsid="000a3f81"/>
    </style:style>
    <style:style style:name="T2" style:family="text">
      <style:text-properties fo:font-weight="bold" officeooo:rsid="000a3f81" style:font-weight-asian="bold" style:font-weight-complex="bold"/>
    </style:style>
    <style:style style:name="T3" style:family="text">
      <style:text-properties fo:font-weight="normal" officeooo:rsid="000a3f81" style:font-weight-asian="normal" style:font-weight-complex="normal"/>
    </style:style>
    <style:style style:name="T4" style:family="text">
      <style:text-properties fo:font-weight="normal" officeooo:rsid="000b0703" style:font-weight-asian="normal" style:font-weight-complex="normal"/>
    </style:style>
    <style:style style:name="T5" style:family="text">
      <style:text-properties fo:font-weight="normal" officeooo:rsid="000b92ae" style:font-weight-asian="normal" style:font-weight-complex="normal"/>
    </style:style>
    <style:style style:name="T6" style:family="text">
      <style:text-properties fo:font-weight="normal" officeooo:rsid="000c8592" style:font-weight-asian="normal" style:font-weight-complex="normal"/>
    </style:style>
    <style:style style:name="T7" style:family="text">
      <style:text-properties fo:font-weight="normal" officeooo:rsid="000e25b0" style:font-weight-asian="normal" style:font-weight-complex="normal"/>
    </style:style>
    <style:style style:name="T8" style:family="text">
      <style:text-properties fo:font-weight="normal" officeooo:rsid="000f8e6a" style:font-weight-asian="normal" style:font-weight-complex="normal"/>
    </style:style>
    <style:style style:name="T9" style:family="text">
      <style:text-properties fo:font-weight="normal" officeooo:rsid="0010189b" style:font-weight-asian="normal" style:font-weight-complex="normal"/>
    </style:style>
    <style:style style:name="T10" style:family="text">
      <style:text-properties fo:font-weight="normal" officeooo:rsid="001123c0" style:font-weight-asian="normal" style:font-weight-complex="normal"/>
    </style:style>
    <style:style style:name="T11" style:family="text">
      <style:text-properties fo:font-weight="normal" officeooo:rsid="00131fcd" style:font-weight-asian="normal" style:font-weight-complex="normal"/>
    </style:style>
    <style:style style:name="T12" style:family="text">
      <style:text-properties fo:font-weight="normal" officeooo:rsid="00170c12" style:font-weight-asian="normal" style:font-weight-complex="normal"/>
    </style:style>
    <style:style style:name="T13" style:family="text">
      <style:text-properties officeooo:rsid="001cc381"/>
    </style:style>
    <style:style style:name="T14" style:family="text">
      <style:text-properties officeooo:rsid="001d5989"/>
    </style:style>
    <style:style style:name="T15" style:family="text">
      <style:text-properties officeooo:rsid="001f449e"/>
    </style:style>
    <style:style style:name="T16"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7" style:family="text">
      <style:text-properties fo:font-size="13pt" style:text-underline-style="solid" style:text-underline-width="auto" style:text-underline-color="font-color" fo:font-weight="bold" officeooo:rsid="000a3f81" style:font-size-asian="13pt" style:font-weight-asian="bold" style:font-size-complex="13pt" style:font-weight-complex="bold"/>
    </style:style>
    <style:style style:name="T18" style:family="text">
      <style:text-properties fo:font-size="13pt" style:text-underline-style="solid" style:text-underline-width="auto" style:text-underline-color="font-color" fo:font-weight="bold" officeooo:rsid="0014d67f" style:font-size-asian="13pt" style:font-weight-asian="bold" style:font-size-complex="13pt" style:font-weight-complex="bold"/>
    </style:style>
    <style:style style:name="T19" style:family="text">
      <style:text-properties fo:font-size="13pt" style:text-underline-style="solid" style:text-underline-width="auto" style:text-underline-color="font-color" fo:font-weight="bold" officeooo:rsid="000b92ae" style:font-size-asian="13pt" style:font-weight-asian="bold" style:font-size-complex="13pt" style:font-weight-complex="bold"/>
    </style:style>
    <style:style style:name="T20" style:family="text">
      <style:text-properties fo:font-size="13pt" style:text-underline-style="solid" style:text-underline-width="auto" style:text-underline-color="font-color" fo:font-weight="bold" officeooo:rsid="0010189b" style:font-size-asian="13pt" style:font-weight-asian="bold" style:font-size-complex="13pt" style:font-weight-complex="bold"/>
    </style:style>
    <style:style style:name="T21" style:family="text">
      <style:text-properties fo:font-size="13pt" style:text-underline-style="solid" style:text-underline-width="auto" style:text-underline-color="font-color" fo:font-weight="bold" officeooo:rsid="00158d01" style:font-size-asian="13pt" style:font-weight-asian="bold" style:font-size-complex="13pt" style:font-weight-complex="bold"/>
    </style:style>
    <style:style style:name="T22" style:family="text">
      <style:text-properties fo:font-size="13pt" style:text-underline-style="solid" style:text-underline-width="auto" style:text-underline-color="font-color" fo:font-weight="bold" officeooo:rsid="001cc381" style:font-size-asian="13pt" style:font-weight-asian="bold" style:font-size-complex="13pt" style:font-weight-complex="bold"/>
    </style:style>
    <style:style style:name="T23" style:family="text">
      <style:text-properties fo:font-size="13pt" style:text-underline-style="solid" style:text-underline-width="auto" style:text-underline-color="font-color" fo:font-weight="bold" officeooo:rsid="001fd721" style:font-size-asian="13pt" style:font-weight-asian="bold" style:font-size-complex="13pt" style:font-weight-complex="bold"/>
    </style:style>
    <style:style style:name="T24" style:family="text">
      <style:text-properties fo:font-size="13pt" style:text-underline-style="solid" style:text-underline-width="auto" style:text-underline-color="font-color" fo:font-weight="bold" officeooo:rsid="0026bca8" style:font-size-asian="13pt" style:font-weight-asian="bold" style:font-size-complex="13pt" style:font-weight-complex="bold"/>
    </style:style>
    <style:style style:name="T25" style:family="text">
      <style:text-properties fo:font-size="13pt" style:text-underline-style="solid" style:text-underline-width="auto" style:text-underline-color="font-color" fo:font-weight="bold" officeooo:rsid="0023a60a" style:font-size-asian="13pt" style:font-weight-asian="bold" style:font-size-complex="13pt" style:font-weight-complex="bold"/>
    </style:style>
    <style:style style:name="T26" style:family="text">
      <style:text-properties fo:font-size="13pt" style:text-underline-style="solid" style:text-underline-width="auto" style:text-underline-color="font-color" fo:font-weight="bold" officeooo:rsid="00277774" style:font-size-asian="13pt" style:font-weight-asian="bold" style:font-size-complex="13pt" style:font-weight-complex="bold"/>
    </style:style>
    <style:style style:name="T27" style:family="text">
      <style:text-properties officeooo:rsid="001fd721"/>
    </style:style>
    <style:style style:name="T28" style:family="text">
      <style:text-properties officeooo:rsid="00222f7b"/>
    </style:style>
    <style:style style:name="T29" style:family="text">
      <style:text-properties officeooo:rsid="0023a60a"/>
    </style:style>
    <style:style style:name="T30" style:family="text">
      <style:text-properties officeooo:rsid="00258a8a"/>
    </style:style>
    <style:style style:name="T31" style:family="text">
      <style:text-properties officeooo:rsid="0026bca8"/>
    </style:style>
    <style:style style:name="T32" style:family="text">
      <style:text-properties officeooo:rsid="00277774"/>
    </style:style>
    <style:style style:name="T33" style:family="text">
      <style:text-properties officeooo:rsid="002a868b"/>
    </style:style>
    <style:style style:name="T34" style:family="text">
      <style:text-properties officeooo:rsid="002c7710"/>
    </style:style>
    <style:style style:name="T35" style:family="text">
      <style:text-properties officeooo:rsid="002f69a9"/>
    </style:style>
    <style:style style:name="T36" style:family="text">
      <style:text-properties fo:font-size="12pt" fo:font-weight="bold" officeooo:rsid="002a868b" style:font-size-asian="12pt" style:font-weight-asian="bold" style:font-size-complex="12pt" style:font-weight-complex="bold"/>
    </style:style>
    <style:style style:name="T37" style:family="text">
      <style:text-properties fo:font-size="12pt" fo:font-weight="bold" officeooo:rsid="002bd521" style:font-size-asian="12pt" style:font-weight-asian="bold" style:font-size-complex="12pt" style:font-weight-complex="bold"/>
    </style:style>
    <style:style style:name="T38" style:family="text">
      <style:text-properties fo:font-size="12pt" fo:font-weight="bold" officeooo:rsid="002c9405" style:font-size-asian="12pt" style:font-weight-asian="bold" style:font-size-complex="12pt" style:font-weight-complex="bold"/>
    </style:style>
    <style:style style:name="T39" style:family="text">
      <style:text-properties fo:font-size="12pt" fo:font-weight="bold" officeooo:rsid="003208eb" style:font-size-asian="12pt" style:font-weight-asian="bold" style:font-size-complex="12pt" style:font-weight-complex="bold"/>
    </style:style>
    <style:style style:name="T40" style:family="text">
      <style:text-properties fo:font-size="12pt" fo:font-weight="bold" officeooo:rsid="0033ca5d" style:font-size-asian="12pt" style:font-weight-asian="bold" style:font-size-complex="12pt" style:font-weight-complex="bold"/>
    </style:style>
    <style:style style:name="T41" style:family="text">
      <style:text-properties fo:font-size="12pt" fo:font-weight="bold" officeooo:rsid="00366758" style:font-size-asian="12pt" style:font-weight-asian="bold" style:font-size-complex="12pt" style:font-weight-complex="bold"/>
    </style:style>
    <style:style style:name="T42" style:family="text">
      <style:text-properties fo:font-size="12pt" fo:font-weight="bold" officeooo:rsid="003748d9" style:font-size-asian="12pt" style:font-weight-asian="bold" style:font-size-complex="12pt" style:font-weight-complex="bold"/>
    </style:style>
    <style:style style:name="T43" style:family="text">
      <style:text-properties fo:font-size="12pt" fo:font-weight="bold" officeooo:rsid="0038afda" style:font-size-asian="12pt" style:font-weight-asian="bold" style:font-size-complex="12pt" style:font-weight-complex="bold"/>
    </style:style>
    <style:style style:name="T44" style:family="text">
      <style:text-properties fo:font-size="12pt" fo:font-weight="bold" officeooo:rsid="0038d3d5" style:font-size-asian="12pt" style:font-weight-asian="bold" style:font-size-complex="12pt" style:font-weight-complex="bold"/>
    </style:style>
    <style:style style:name="T45" style:family="text">
      <style:text-properties fo:font-size="12pt" fo:font-weight="bold" officeooo:rsid="003c0fa6" style:font-size-asian="12pt" style:font-weight-asian="bold" style:font-size-complex="12pt" style:font-weight-complex="bold"/>
    </style:style>
    <style:style style:name="T46" style:family="text">
      <style:text-properties fo:font-size="12pt" style:text-underline-style="none" fo:font-weight="bold" officeooo:rsid="002ff395" style:font-size-asian="12pt" style:font-weight-asian="bold" style:font-size-complex="12pt" style:font-weight-complex="bold"/>
    </style:style>
    <style:style style:name="T47" style:family="text">
      <style:text-properties fo:font-size="12pt" style:text-underline-style="none" fo:font-weight="bold" officeooo:rsid="002c7710" style:font-size-asian="12pt" style:font-weight-asian="bold" style:font-size-complex="12pt" style:font-weight-complex="bold"/>
    </style:style>
    <style:style style:name="T48" style:family="text">
      <style:text-properties fo:font-size="12pt" style:text-underline-style="none" fo:font-weight="bold" officeooo:rsid="002e7dc5" style:font-size-asian="12pt" style:font-weight-asian="bold" style:font-size-complex="12pt" style:font-weight-complex="bold"/>
    </style:style>
    <style:style style:name="T49" style:family="text">
      <style:text-properties officeooo:rsid="003208eb"/>
    </style:style>
    <style:style style:name="T50" style:family="text">
      <style:text-properties officeooo:rsid="0032c432"/>
    </style:style>
    <style:style style:name="T51" style:family="text">
      <style:text-properties officeooo:rsid="0033ca5d"/>
    </style:style>
    <style:style style:name="T52" style:family="text">
      <style:text-properties officeooo:rsid="00345c85"/>
    </style:style>
    <style:style style:name="T53" style:family="text">
      <style:text-properties officeooo:rsid="00365b80"/>
    </style:style>
    <style:style style:name="T54" style:family="text">
      <style:text-properties officeooo:rsid="00366758"/>
    </style:style>
    <style:style style:name="T55" style:family="text">
      <style:text-properties officeooo:rsid="0038afda"/>
    </style:style>
    <style:style style:name="T56" style:family="text">
      <style:text-properties officeooo:rsid="0038d3d5"/>
    </style:style>
    <style:style style:name="T57" style:family="text">
      <style:text-properties officeooo:rsid="0039f00c"/>
    </style:style>
    <style:style style:name="T58" style:family="text">
      <style:text-properties officeooo:rsid="003a2dec"/>
    </style:style>
    <style:style style:name="T59" style:family="text">
      <style:text-properties fo:font-size="11pt" fo:font-weight="normal" officeooo:rsid="003c0fa6" style:font-size-asian="9.60000038146973pt" style:font-weight-asian="normal" style:font-size-complex="11pt" style:font-weight-complex="normal"/>
    </style:style>
    <style:style style:name="T60" style:family="text">
      <style:text-properties fo:font-size="11pt" fo:font-weight="normal" officeooo:rsid="003c59ac" style:font-size-asian="9.60000038146973pt" style:font-weight-asian="normal" style:font-size-complex="11pt" style:font-weight-complex="normal"/>
    </style:style>
    <style:style style:name="T61" style:family="text">
      <style:text-properties fo:font-size="11pt" fo:font-weight="normal" officeooo:rsid="003e1cbd" style:font-size-asian="9.60000038146973pt" style:font-weight-asian="normal" style:font-size-complex="11pt" style:font-weight-complex="normal"/>
    </style:style>
    <style:style style:name="T62" style:family="text">
      <style:text-properties fo:font-size="11pt" fo:font-weight="normal" officeooo:rsid="003e263e" style:font-size-asian="9.60000038146973pt" style:font-weight-asian="normal" style:font-size-complex="11pt" style:font-weight-complex="normal"/>
    </style:style>
    <style:style style:name="T63" style:family="text">
      <style:text-properties fo:font-size="11pt" fo:font-weight="normal" officeooo:rsid="003eae86" style:font-size-asian="9.60000038146973pt" style:font-weight-asian="normal" style:font-size-complex="11pt" style:font-weight-complex="normal"/>
    </style:style>
    <style:style style:name="T64" style:family="text">
      <style:text-properties fo:font-size="11pt" fo:font-weight="normal" officeooo:rsid="003ef5bf" style:font-size-asian="9.60000038146973pt" style:font-weight-asian="normal" style:font-size-complex="11pt" style:font-weight-complex="normal"/>
    </style:style>
    <style:style style:name="T65" style:family="text">
      <style:text-properties fo:font-size="11pt" fo:font-weight="normal" officeooo:rsid="00413744" style:font-size-asian="9.60000038146973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genieria de software 2013</text:p>
      <text:p text:style-name="P1"/>
      <text:p text:style-name="P1"/>
      <text:p text:style-name="P1"/>
      <text:p text:style-name="P1">Proyecto Final</text:p>
      <text:p text:style-name="P1"/>
      <text:p text:style-name="P1"/>
      <text:p text:style-name="P1"/>
      <text:p text:style-name="P1"/>
      <text:p text:style-name="P1">Reversi</text:p>
      <text:p text:style-name="P1"/>
      <text:p text:style-name="P1"/>
      <text:p text:style-name="P1"/>
      <text:p text:style-name="P1"/>
      <text:p text:style-name="P1"/>
      <text:p text:style-name="P37">Integrantes: </text:p>
      <text:p text:style-name="P37">Gomez Nicolas</text:p>
      <text:p text:style-name="P1"><text:s/>Herrero Ignacio</text:p>
      <text:p text:style-name="P1"><text:tab/>Morilla Guillermo</text:p>
      <text:p text:style-name="P1"/>
      <text:p text:style-name="P1"/>
      <text:p text:style-name="P1"/>
      <text:p text:style-name="P1"/>
      <text:p text:style-name="P1"/>
      <text:p text:style-name="P1"><text:soft-page-break/>año 2013</text:p>
      <text:p text:style-name="P1"/>
      <text:p text:style-name="P1"/>
      <text:p text:style-name="P1"/>
      <text:p text:style-name="P5">Paquete Reversi</text:p>
      <text:p text:style-name="P2"/>
      <text:p text:style-name="P2">Este paquete incluye las clases Partida, ResultadoMovimiento, UserScoring, Ficha , EstadoJuego y MotivoActualizar.</text:p>
      <text:p text:style-name="P2"/>
      <text:p text:style-name="P5">Clase Partida</text:p>
      <text:p text:style-name="P2"/>
      <text:p text:style-name="P2">Esta clase representa a una partida propiamente dicha, con sus atributos y comportamiento.</text:p>
      <text:p text:style-name="P2"/>
      <text:p text:style-name="P4">Atributos</text:p>
      <text:p text:style-name="P3"/>
      <text:list xml:id="list5241827160448154227" text:style-name="L1">
        <text:list-item>
          <text:p text:style-name="P6"><text:span text:style-name="T17">id: </text:span><text:span text:style-name="T1">Este atributo es de tipo String y es producto de la concatenación de </text:span><text:span text:style-name="T2">elNegro</text:span><text:span text:style-name="T1"> (es el id del jugador negro) mas </text:span><text:span text:style-name="T2">elBlanco </text:span><text:span text:style-name="T3">(es el id del jugador blanco) </text:span><text:span text:style-name="T4">+ un timeStamp (es una cadena que nos da la fecha y hora a la cual se invoco, la usamos para asegurarnos de que no va a haber dos partidas con igual id).</text:span></text:p>
        </text:list-item>
        <text:list-item>
          <text:p text:style-name="P7"><text:span text:style-name="T18">d</text:span><text:span text:style-name="T19">ificultad: </text:span><text:span text:style-name="T5">Este atributo es de tipo Integer, como su nombre lo indica, es quien almacena el nivel de dificultad seleccionado por los jugadores para una partida. Se recibe como parámetro en el constructor de la clase. Sus valores y significados son los siguientes:</text:span></text:p>
          <text:p text:style-name="P7"><text:span text:style-name="T6">0</text:span><text:span text:style-name="T5">- Nivel Fácil: No hay tiempo para realizar un movimiento.</text:span></text:p>
          <text:p text:style-name="P7"><text:span text:style-name="T6">1</text:span><text:span text:style-name="T5">- Nivel Medio: El jugador tiene </text:span><text:span text:style-name="T8">6</text:span><text:span text:style-name="T5">0 segundos para realizar un movimiento.</text:span></text:p>
          <text:p text:style-name="P7"><text:span text:style-name="T6">2</text:span><text:span text:style-name="T5">- Nivel Dif</text:span><text:span text:style-name="T7">í</text:span><text:span text:style-name="T5">cil: </text:span><text:span text:style-name="T7">El jugador tiene </text:span><text:span text:style-name="T5"><text:s/></text:span><text:span text:style-name="T8">3</text:span><text:span text:style-name="T7">0 segundos para realizar un movimiento.</text:span></text:p>
        </text:list-item>
        <text:list-item>
          <text:p text:style-name="P8"><text:span text:style-name="T18">t</text:span><text:span text:style-name="T20">ablero: </text:span><text:span text:style-name="T9">Este atributo es una matriz de Integer de tamaño 8 x 8, las posiciones tanto de fila, como de columna se enumeran de 0 a 7. Cada posición posee un Integer como dijimos antes, donde </text:span><text:span text:style-name="T10">este valor puede ser uno de los siguientes y tiene el </text:span><text:span text:style-name="T11">correspondiente significado:</text:span></text:p>
          <text:p text:style-name="P10">0- Representa una posición vacía en el tablero, es decir que no hay ficha blanca ni negra en ella.</text:p>
          <text:p text:style-name="P10">1- Representa una posición del tablero ocupada por una ficha del jugador negro.</text:p>
          <text:p text:style-name="P10">2- Representa una posición del tablero ocupada por una ficha del jugador blanco.</text:p>
        </text:list-item>
        <text:list-item>
          <text:p text:style-name="P9"><text:span text:style-name="T21">t</text:span><text:span text:style-name="T18">iempo</text:span><text:span text:style-name="T21">UltMovimiento: </text:span><text:span text:style-name="T12">Esta variable es un temporizador, aquí controlamos el tiempo que le queda al jugador que tiene el turnoActual para realizar un movimiento, este tiempo va a depender del nivel de dificultad.</text:span></text:p>
        </text:list-item>
        <text:list-item>
          <text:p text:style-name="P11"><text:span text:style-name="T16">elNegro:</text:span> Este atributo es de tipo String y representa el id del jugador cuyas fichas son de color negro, este es SIEMPRE quien inicia la partida. <text:s/>Cada posición del tablero ocupada por una ficha suya, sera indicada con un 1.</text:p>
        </text:list-item>
        <text:list-item>
          <text:p text:style-name="P12"><text:span text:style-name="T16">elBlanco:</text:span> Este atributo es de tipo String y representa el id del jugador cuyas fichas son de color negro. Cada posición del tablero ocupada por una ficha suya, sera indicada con un 2.</text:p>
        </text:list-item>
        <text:list-item>
          <text:p text:style-name="P13"><text:span text:style-name="T16">cantMovimientos:</text:span> Esta variable es de tipo Integer y representa la cantidad de movimientos que llevan hechos entre los dos jugadores, es inicializada en 0 y se incrementa con cada movimiento realizado, cuando llega a 60, significa que la partida finaliza, ya que el tablero esta lleno y no hay mas movimientos disponibles.</text:p>
        </text:list-item>
        <text:list-item>
          <text:p text:style-name="P14"><text:span text:style-name="T22">EstadoJuego: </text:span><text:span text:style-name="T13">Este atributo es de la tipo EstadoJuego, </text:span><text:span text:style-name="T14">aquí guardamos el estado actual de una partida</text:span><text:span text:style-name="T13">, la </text:span><text:span text:style-name="T14">clase EstadoJuego </text:span><text:span text:style-name="T13">es una clase enumeracion que indica los estados en que se puede encontrar una partida, estos son:</text:span></text:p>
          <text:p text:style-name="P15">- INICIADO</text:p>
          <text:p text:style-name="P15">- CANCELADO</text:p>
          <text:p text:style-name="P15">- JUGANDO</text:p>
          <text:p text:style-name="P15"><text:soft-page-break/>- TERMINADO</text:p>
        </text:list-item>
        <text:list-item>
          <text:p text:style-name="P16"><text:span text:style-name="T16">turnoActual:</text:span> Este es un atributo de tipo String, el cual usamos para verificar la transición del turno entre los jugadores. <text:s/><text:span text:style-name="T15">Cuando se inicializa una partida, este es seteado con el id del jugador, negro, osea elNegro.</text:span></text:p>
        </text:list-item>
        <text:list-item>
          <text:p text:style-name="P17"><text:span text:style-name="T23">abandono: </text:span><text:span text:style-name="T27">Este atributo es de tipo int, es inicializado en 0, lo que significa que ningun jugador ha abandonado la partida. Cuando alguno de los jugadores abandona la partida, este toma el valor 1 (si es el jugador negro quien se fue) o el valor 2 (si quien se fue es el jugador blanco). </text:span><text:span text:style-name="T28">Lo utilizamos en el metodo finalizar(String idAbandonador), el cual se envía a la partida cuando uno de los jugadores la deja.</text:span></text:p>
        </text:list-item>
        <text:list-item>
          <text:p text:style-name="P18"><text:span text:style-name="T24">c</text:span><text:span text:style-name="T25">antTimeOut:</text:span><text:span text:style-name="T29"> Este es un atributo de tipo int, el cual es inicializado en 0 y luego se va a ir incrementando cada vez que un usuario pierde su turno porque se le ha terminado el tiempo para realizar su movimiento, si este llega a valer 4</text:span><text:span text:style-name="T31">(quiere decir que ambos jugadores han dejado pasar el tiempo de su turno 2 veces consecutivas)</text:span><text:span text:style-name="T29">, la partida </text:span><text:span text:style-name="T30">pasa al estado</text:span><text:span text:style-name="T29"> </text:span><text:span text:style-name="T30">CANCELADO y se considera que ambos jugadores han abandonado la misma, por esto mismo, el puntaje asignado en estaPartida para ambos es -3</text:span><text:span text:style-name="T29">.</text:span></text:p>
        </text:list-item>
        <text:list-item>
          <text:p text:style-name="P19"><text:span text:style-name="T26">cantUnos:</text:span><text:span text:style-name="T32"> Este atributo basicamente controla cuantas posiciones del tablero estan ocupadas con fichas del jugador negro.</text:span></text:p>
        </text:list-item>
        <text:list-item>
          <text:p text:style-name="P19"><text:span text:style-name="T26">cantDos:</text:span><text:span text:style-name="T32"> Este atributo basicamente controla cuantas posiciones del tablero estan ocupadas con fichas del jugador blanco.</text:span></text:p>
        </text:list-item>
      </text:list>
      <text:p text:style-name="P22"/>
      <text:p text:style-name="P29">Métodos</text:p>
      <text:p text:style-name="P23"/>
      <text:list xml:id="list8730387693014825306" text:style-name="L2">
        <text:list-item>
          <text:p text:style-name="P20"><text:span text:style-name="T36">Partida</text:span><text:span text:style-name="T37">(String </text:span><text:span text:style-name="T38">idJugador1</text:span><text:span text:style-name="T37">, String </text:span><text:span text:style-name="T38">idJugador2</text:span><text:span text:style-name="T37">, int </text:span><text:span text:style-name="T38">1</text:span><text:span text:style-name="T37">, ReversiObserver </text:span><text:span text:style-name="T38">observer</text:span><text:span text:style-name="T37">)</text:span><text:span text:style-name="T36">:</text:span><text:span text:style-name="T33"> Este es el constructor de la clase, recibe como parámetro los id de ambos jugadores, el nivel de dificultad seleccionado para la partida que se está creando y un ReversiObserver que es quien va a notificar los eventos a la vista.</text:span></text:p>
        </text:list-item>
        <text:list-item>
          <text:p text:style-name="P21"><text:span text:style-name="T46">c</text:span><text:span text:style-name="T47">heckMov(Ficha </text:span><text:span text:style-name="T48">ficha</text:span><text:span text:style-name="T47">, String </text:span><text:span text:style-name="T48">idJugador</text:span><text:span text:style-name="T47">):</text:span><text:span text:style-name="T34"> </text:span><text:span text:style-name="T35">Este método recibe como parámetro una Ficha y un id de jugador, verifica si el movimiento que se intenta hacer es válido, es decir, si la posición donde se debe colocar esa ficha esta libre y si existe una secuencia de posiciones de fichas contrarias entre esta posicion y otra ocupada por fichas propias en alguna de las direcciones posibles. Además se controla que el jugador que esta intentando hacer el movimiento posea el turno actualmente, ésta retorna true si todo lo anterior se cumple, en caso contrario retorna false.</text:span></text:p>
        </text:list-item>
        <text:list-item>
          <text:p text:style-name="P24"><text:span text:style-name="T39">mover(Ficha ficha, String idJugador):</text:span><text:span text:style-name="T49"> Este método recibe como parámetro una ficha (esta tiene las coordenadas de la posición en el tablero) y un id de jugador, </text:span><text:span text:style-name="T50">aquí se hacen 2 verificaciones, la primera es la del turno, ya que si quien intenta hacer le movimiento no lo posee, no le podemos permitir realizar el movimiento, por otro lado controlamos la validez del movimiento que se quiere hacer, si todo esto es correcto, se procede a realizar efectivamente el movimiento, implicando esto actualizaciones varias, entre ellas, detencion del timer, si el nivel de la dificultad es distinto de facil, incrementar la cantidad de movimientos efectuados en la partida, seteando los timeOut a 0, actualizando el estado de la partida de acuerdo a su condición, invirtiendo las fichas del jugador contrario (producto del movimiento) y cediendo el turno al jugador contrario en caso de que no haya finalizado la partida y controlando el numero de fichas de cada jugador luego de dicho movimiento.</text:span></text:p>
        </text:list-item>
        <text:list-item>
          <text:p text:style-name="P25"><text:span text:style-name="T40">invertirFichas(Ficha ficha, String idJugador):</text:span><text:span text:style-name="T51"> Este método basicamente se utiliza para hacer como su nombre lo dice, la inversión de las fichas ganadas por un jugador luego de un movimiento </text:span><text:span text:style-name="T52">y arma un </text:span><text:span text:style-name="T53">R</text:span><text:span text:style-name="T52">esultado</text:span><text:span text:style-name="T53">Movimiento</text:span><text:span text:style-name="T52"> en el cual incluye las fichas que se han modificado como producto del movimiento actual </text:span><text:span text:style-name="T53">y actualiza la cantidad de fichas resultante para ambos jugadores.</text:span></text:p>
        </text:list-item>
        <text:list-item>
          <text:p text:style-name="P26"><text:span text:style-name="T41">actualizarTablero</text:span><text:span text:style-name="T42">()</text:span><text:span text:style-name="T41">:</text:span><text:span text:style-name="T54"> </text:span><text:span text:style-name="T50"><text:s/></text:span><text:span text:style-name="T54">Este método no hace mas que mostrar el tablero en su estado actual.</text:span></text:p>
        </text:list-item>
        <text:list-item>
          <text:p text:style-name="P27"><text:span text:style-name="T43">finalizar(String idAbandonador):</text:span><text:span text:style-name="T55"> Este m</text:span><text:span text:style-name="T50">é</text:span><text:span text:style-name="T49">todo se utiliza cuando un jugador abandona una partida, aquí se actualiza el estado de la partida, pasando a ser CANCELADO, y se actualiza la información referente </text:span><text:span text:style-name="T55">a la partida en la base</text:span><text:span text:style-name="T49"> de datos.</text:span></text:p>
        </text:list-item>
        <text:list-item>
          <text:p text:style-name="P28"><text:span text:style-name="T44">movimientosValidos (String idJugador):</text:span><text:span text:style-name="T56"> Este método nos genera </text:span><text:span text:style-name="T58">y devuelve </text:span><text:span text:style-name="T56">un listado de Fichas, las cuales </text:span><text:span text:style-name="T57">indican qué </text:span><text:span text:style-name="T56">posiciones son válidas para </text:span><text:span text:style-name="T57">que el jugador haga </text:span><text:span text:style-name="T56">un movimiento.</text:span></text:p>
        </text:list-item>
        <text:list-item>
          <text:p text:style-name="P30"><text:span text:style-name="T45">scoring(String idJugador):</text:span><text:span text:style-name="T59"> Este método calcula las estadísticas del jugador, teniendo en cuenta los resultados de partidas anteriores y de la actual. El puntaje asignado de acuerdo al resultado de la partida es:</text:span></text:p>
          <text:p text:style-name="P31"><text:soft-page-break/><text:span text:style-name="T60">- </text:span><text:span text:style-name="T59">GANADA se le asigna 3 puntos.</text:span></text:p>
          <text:p text:style-name="P31"><text:span text:style-name="T59">- PERDIDA se le asigna -1 puntos.</text:span></text:p>
          <text:p text:style-name="P31"><text:span text:style-name="T59">- ABANDONADA se le asigna -3 puntos.</text:span></text:p>
        </text:list-item>
        <text:list-item>
          <text:p text:style-name="P32"><text:span text:style-name="T61">Timeout(): Este método se utiliza para informarle al observador que algo sucedió, aquí se contemplan 2 casos, el primero es que a un jugador se le ha pasado el tiempo para realizar el movimiento y la cantTimeOut es menor que 4, en este caso, lo que hacemos es pasarle el turno al jugador rival. En el otro caso, verificamos que la cantTimeOut sea igual a 4, en este caso, seteamos el atributo abandono en 3, lo cual significa que ambos jugadores han abandonado la partida, le informamos al observador que la partida se ha CANCELADO y se actualiza la información </text:span><text:span text:style-name="T62">en la base de datos </text:span><text:span text:style-name="T61">para ambos jugadores.</text:span></text:p>
        </text:list-item>
        <text:list-item>
          <text:p text:style-name="P33"><text:span text:style-name="T63">Los métodos restantes no necesitan explicación, no son mas que los Sets y Gets </text:span><text:span text:style-name="T64">de la clase Partida</text:span><text:span text:style-name="T63">.</text:span></text:p>
        </text:list-item>
      </text:list>
      <text:p text:style-name="P34"><text:span text:style-name="T59"/></text:p>
      <text:p text:style-name="P34"><text:span text:style-name="T59"/></text:p>
      <text:p text:style-name="P34"><text:span text:style-name="T59"/></text:p>
      <text:p text:style-name="P35"><text:span text:style-name="T65">Las clases EstadoJuego, MotivoActualizar son clases enumeración y las utilizamos para acotar(por decirlo de alguna manera) los valores que pueden tomar algunos estados de variables.</text:span></text:p>
      <text:p text:style-name="P35"><text:span text:style-name="T65"/></text:p>
      <text:p text:style-name="P35"><text:span text:style-name="T65">Las clases ResultadoMovimiento, Ficha y UserScoring se utilizan a la hora de solicitar informacion que no podemos pasar individualmente, reunimos toda la información necesaria en un objeto, lo armamos en algun método y lo retornamos.</text:span></text:p>
      <text:p text:style-name="P35"><text:span text:style-name="T65"/></text:p>
      <text:p text:style-name="P35"><text:span text:style-name="T65">La clase ReversiObserver es el observador propiamente dicho.</text:span></text:p>
      <text:p text:style-name="P34"><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 </meta:initial-creator>
    <meta:creation-date>2013-11-04T19:40:25</meta:creation-date>
    <dc:date>2013-11-07T01:27:26</dc:date>
    <dc:creator>guille </dc:creator>
    <meta:editing-duration>PT6H38M43S</meta:editing-duration>
    <meta:editing-cycles>62</meta:editing-cycles>
    <meta:generator>LibreOffice/4.0.2.2$Linux_x86 LibreOffice_project/400m0$Build-2</meta:generator>
    <meta:document-statistic meta:table-count="0" meta:image-count="0" meta:object-count="0" meta:page-count="4" meta:paragraph-count="53" meta:word-count="1425" meta:character-count="8519" meta:non-whitespace-character-count="7163"/>
  </office:meta>
</office:document-meta>
</file>